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95pt" fo:break-before="auto" style:use-optimal-row-height="true"/>
    </style:style>
    <style:style style:name="ro2" style:family="table-row">
      <style:table-row-properties style:row-height="170.19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80.19pt" fo:break-before="auto" style:use-optimal-row-height="true"/>
    </style:style>
    <style:style style:name="ro7" style:family="table-row">
      <style:table-row-properties style:row-height="46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able-cell-properties fo:wrap-option="wrap"/>
      <style:text-properties style:text-position="" style:font-name="Liberation Sans" style:font-name-asian="Droid Sans Fallback" style:font-name-complex="FreeSans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ilter Strategies 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Original</text:p>
          </table:table-cell>
          <table:table-cell table:style-name="ce1" office:value-type="string" calcext:value-type="string">
            <text:p>Removing Tweets whose username contain the word toyota (option 1)</text:p>
          </table:table-cell>
          <table:table-cell table:style-name="ce1" office:value-type="string" calcext:value-type="string">
            <text:p>Keeping only tweets that contain #toyota (option 2)</text:p>
          </table:table-cell>
          <table:table-cell table:style-name="ce1" office:value-type="string" calcext:value-type="string">
            <text:p>Keeping only the tweets that have a brand related word near(only 3 words away) the sentence’s sentiment (option 3)</text:p>
          </table:table-cell>
          <table:table-cell table:style-name="ce1" office:value-type="string" calcext:value-type="string">
            <text:p>Keeping only the tweets whose main topics have to do with the brand(if toyota and other common words are take out of the topic search dictionary) (option 4)</text:p>
          </table:table-cell>
          <table:table-cell table:style-name="ce1" office:value-type="string" calcext:value-type="string">
            <text:p>Keeping only the tweets that have a brand related word near(only 4 words away) the sentence’s sentiment (option 5)</text:p>
          </table:table-cell>
          <table:table-cell table:style-name="ce1" office:value-type="string" calcext:value-type="string">
            <text:p>Option 5 and then 4</text:p>
          </table:table-cell>
          <table:table-cell table:style-name="ce1" office:value-type="string" calcext:value-type="string">
            <text:p>option1 with option 3</text:p>
          </table:table-cell>
          <table:table-cell table:style-name="ce1" office:value-type="string" calcext:value-type="string">
            <text:p>Option 1 and option 4</text:p>
          </table:table-cell>
          <table:table-cell table:style-name="ce1" office:value-type="string" calcext:value-type="string">
            <text:p>Option 1 and option 5</text:p>
          </table:table-cell>
          <table:table-cell table:style-name="ce1" office:value-type="string" calcext:value-type="string">
            <text:p>Option 4 and option 1</text:p>
          </table:table-cell>
          <table:table-cell table:style-name="ce1" office:value-type="string" calcext:value-type="string">
            <text:p>Option 4 and option 2</text:p>
          </table:table-cell>
          <table:table-cell table:style-name="ce1" office:value-type="string" calcext:value-type="string">
            <text:p>Option 4 and option 3</text:p>
          </table:table-cell>
          <table:table-cell table:style-name="ce1" office:value-type="string" calcext:value-type="string">
            <text:p>Option 4 and option 5</text:p>
          </table:table-cell>
        </table:table-row>
        <table:table-row table:style-name="ro3">
          <table:table-cell office:value-type="string" calcext:value-type="string">
            <text:p>qualitative judgment of data</text:p>
          </table:table-cell>
          <table:table-cell table:style-name="ce1"/>
          <table:table-cell table:number-columns-repeated="13"/>
        </table:table-row>
        <table:table-row table:style-name="ro4">
          <table:table-cell office:value-type="string" calcext:value-type="string">
            <text:p>size(hate)</text:p>
          </table:table-cell>
          <table:table-cell table:style-name="ce1" office:value-type="float" office:value="307" calcext:value-type="float">
            <text:p>307</text:p>
          </table:table-cell>
          <table:table-cell office:value-type="float" office:value="264" calcext:value-type="float">
            <text:p>264</text:p>
          </table:table-cell>
          <table:table-cell table:formula="of:=11+10+9+5+9" office:value-type="float" office:value="44" calcext:value-type="float">
            <text:p>44</text:p>
          </table:table-cell>
          <table:table-cell table:formula="of:=23+17+28+13+25" office:value-type="float" office:value="106" calcext:value-type="float">
            <text:p>106</text:p>
          </table:table-cell>
          <table:table-cell table:formula="of:=19+20+19+23+25" office:value-type="float" office:value="106" calcext:value-type="float">
            <text:p>106</text:p>
          </table:table-cell>
          <table:table-cell table:formula="of:=27+24+30+16+30" office:value-type="float" office:value="127" calcext:value-type="float">
            <text:p>127</text:p>
          </table:table-cell>
          <table:table-cell table:formula="of:=11+9+10+5+12" office:value-type="float" office:value="47" calcext:value-type="float">
            <text:p>47</text:p>
          </table:table-cell>
          <table:table-cell table:formula="of:=23+18+28+14+26" office:value-type="float" office:value="109" calcext:value-type="float">
            <text:p>109</text:p>
          </table:table-cell>
          <table:table-cell table:formula="of:=16+18+18+21+22" office:value-type="float" office:value="95" calcext:value-type="float">
            <text:p>95</text:p>
          </table:table-cell>
          <table:table-cell table:formula="of:=25+23+29+15+28" office:value-type="float" office:value="120" calcext:value-type="float">
            <text:p>120</text:p>
          </table:table-cell>
          <table:table-cell table:formula="of:=16+18+18+21+22" office:value-type="float" office:value="95" calcext:value-type="float">
            <text:p>95</text:p>
          </table:table-cell>
          <table:table-cell table:formula="of:=7+5+1+1+3" office:value-type="float" office:value="17" calcext:value-type="float">
            <text:p>17</text:p>
          </table:table-cell>
          <table:table-cell table:formula="of:=10+8+10+5+11" office:value-type="float" office:value="44" calcext:value-type="float">
            <text:p>44</text:p>
          </table:table-cell>
          <table:table-cell table:formula="of:=11+9+10+5+12" office:value-type="float" office:value="47" calcext:value-type="float">
            <text:p>47</text:p>
          </table:table-cell>
        </table:table-row>
        <table:table-row table:style-name="ro4">
          <table:table-cell office:value-type="string" calcext:value-type="string">
            <text:p>size(love)</text:p>
          </table:table-cell>
          <table:table-cell office:value-type="float" office:value="1839" calcext:value-type="float">
            <text:p>1839</text:p>
          </table:table-cell>
          <table:table-cell office:value-type="float" office:value="1470" calcext:value-type="float">
            <text:p>1470</text:p>
          </table:table-cell>
          <table:table-cell table:formula="of:=112+122+115+176+102" office:value-type="float" office:value="627" calcext:value-type="float">
            <text:p>627</text:p>
          </table:table-cell>
          <table:table-cell table:formula="of:=77+60+70+93+73" office:value-type="float" office:value="373" calcext:value-type="float">
            <text:p>373</text:p>
          </table:table-cell>
          <table:table-cell table:formula="of:=149+142+125+171+150" office:value-type="float" office:value="737" calcext:value-type="float">
            <text:p>737</text:p>
          </table:table-cell>
          <table:table-cell table:formula="of:=99+88+98+121+93" office:value-type="float" office:value="499" calcext:value-type="float">
            <text:p>499</text:p>
          </table:table-cell>
          <table:table-cell table:formula="of:=56+49+48+66+54" office:value-type="float" office:value="273" calcext:value-type="float">
            <text:p>273</text:p>
          </table:table-cell>
          <table:table-cell table:formula="of:=72+54+70+83+73" office:value-type="float" office:value="352" calcext:value-type="float">
            <text:p>352</text:p>
          </table:table-cell>
          <table:table-cell table:formula="of:=128+117+114+147+120" office:value-type="float" office:value="626" calcext:value-type="float">
            <text:p>626</text:p>
          </table:table-cell>
          <table:table-cell table:formula="of:=90+78+95+107+87" office:value-type="float" office:value="457" calcext:value-type="float">
            <text:p>457</text:p>
          </table:table-cell>
          <table:table-cell table:formula="of:=127+117+114+147+120" office:value-type="float" office:value="625" calcext:value-type="float">
            <text:p>625</text:p>
          </table:table-cell>
          <table:table-cell table:formula="of:=55+64+54+82+57" office:value-type="float" office:value="312" calcext:value-type="float">
            <text:p>312</text:p>
          </table:table-cell>
          <table:table-cell table:formula="of:=44+33+38+50+40" office:value-type="float" office:value="205" calcext:value-type="float">
            <text:p>205</text:p>
          </table:table-cell>
          <table:table-cell table:formula="of:=56+48+49+66+53" office:value-type="float" office:value="272" calcext:value-type="float">
            <text:p>272</text:p>
          </table:table-cell>
        </table:table-row>
        <table:table-row table:style-name="ro4">
          <table:table-cell office:value-type="string" calcext:value-type="string">
            <text:p>speed</text:p>
          </table:table-cell>
          <table:table-cell/>
          <table:table-cell table:number-columns-repeated="2" office:value-type="string" calcext:value-type="string">
            <text:p>fast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quick</text:p>
          </table:table-cell>
          <table:table-cell table:number-columns-repeated="4" office:value-type="string" calcext:value-type="string">
            <text:p>slow</text:p>
          </table:table-cell>
        </table:table-row>
        <table:table-row table:style-name="ro5">
          <table:table-cell office:value-type="string" calcext:value-type="string">
            <text:p>Amount not noise</text:p>
          </table:table-cell>
          <table:table-cell table:formula="of:=([.B5]+[.B4])-[.B8]" office:value-type="float" office:value="717" calcext:value-type="float">
            <text:p>717</text:p>
          </table:table-cell>
          <table:table-cell table:formula="of:=([.C5]+[.C4])-[.C8]" office:value-type="float" office:value="647" calcext:value-type="float">
            <text:p>647</text:p>
          </table:table-cell>
          <table:table-cell table:formula="of:=([.D5]+[.D4])-[.D8]" office:value-type="float" office:value="316" calcext:value-type="float">
            <text:p>316</text:p>
          </table:table-cell>
          <table:table-cell table:formula="of:=([.E5]+[.E4])-[.E8]" office:value-type="float" office:value="217" calcext:value-type="float">
            <text:p>217</text:p>
          </table:table-cell>
          <table:table-cell table:formula="of:=([.F5]+[.F4])-[.F8]" office:value-type="float" office:value="379" calcext:value-type="float">
            <text:p>379</text:p>
          </table:table-cell>
          <table:table-cell table:formula="of:=([.G5]+[.G4])-[.G8]" office:value-type="float" office:value="290" calcext:value-type="float">
            <text:p>290</text:p>
          </table:table-cell>
          <table:table-cell table:formula="of:=([.H5]+[.H4])-[.H8]" office:value-type="float" office:value="124" calcext:value-type="float">
            <text:p>124</text:p>
          </table:table-cell>
          <table:table-cell table:formula="of:=([.I5]+[.I4])-[.I8]" office:value-type="float" office:value="216" calcext:value-type="float">
            <text:p>216</text:p>
          </table:table-cell>
          <table:table-cell table:formula="of:=([.J5]+[.J4])-[.J8]" office:value-type="float" office:value="334" calcext:value-type="float">
            <text:p>334</text:p>
          </table:table-cell>
          <table:table-cell table:formula="of:=([.K5]+[.K4])-[.K8]" office:value-type="float" office:value="265" calcext:value-type="float">
            <text:p>265</text:p>
          </table:table-cell>
          <table:table-cell table:formula="of:=([.L5]+[.L4])-[.L8]" office:value-type="float" office:value="333" calcext:value-type="float">
            <text:p>333</text:p>
          </table:table-cell>
          <table:table-cell table:formula="of:=([.M5]+[.M4])-[.M8]" office:value-type="float" office:value="180" calcext:value-type="float">
            <text:p>180</text:p>
          </table:table-cell>
          <table:table-cell table:formula="of:=([.N5]+[.N4])-[.N8]" office:value-type="float" office:value="121" calcext:value-type="float">
            <text:p>121</text:p>
          </table:table-cell>
          <table:table-cell table:formula="of:=([.O5]+[.O4])-[.O8]" office:value-type="float" office:value="159" calcext:value-type="float">
            <text:p>159</text:p>
          </table:table-cell>
        </table:table-row>
        <table:table-row table:style-name="ro5">
          <table:table-cell office:value-type="string" calcext:value-type="string">
            <text:p>Amount of noise</text:p>
          </table:table-cell>
          <table:table-cell table:formula="of:=33+188+31+180+47+231+44+343+61+271" office:value-type="float" office:value="1429" calcext:value-type="float">
            <text:p>1429</text:p>
          </table:table-cell>
          <table:table-cell table:formula="of:=25+154+23+121+43+181+32+256+56+196" office:value-type="float" office:value="1087" calcext:value-type="float">
            <text:p>1087</text:p>
          </table:table-cell>
          <table:table-cell table:formula="of:=4+48+3+48+3+58+2+109+6+74" office:value-type="float" office:value="355" calcext:value-type="float">
            <text:p>355</text:p>
          </table:table-cell>
          <table:table-cell table:formula="of:=12+30+6+21+17+34+9+59+22+52" office:value-type="float" office:value="262" calcext:value-type="float">
            <text:p>262</text:p>
          </table:table-cell>
          <table:table-cell table:formula="of:=10+66+10+55+11+53+20+113+19+107" office:value-type="float" office:value="464" calcext:value-type="float">
            <text:p>464</text:p>
          </table:table-cell>
          <table:table-cell table:formula="of:=13+41+9+29+17+45+11+76+26+69" office:value-type="float" office:value="336" calcext:value-type="float">
            <text:p>336</text:p>
          </table:table-cell>
          <table:table-cell table:formula="of:=40+20+4+13+5+17+5+42+11+39" office:value-type="float" office:value="196" calcext:value-type="float">
            <text:p>196</text:p>
          </table:table-cell>
          <table:table-cell table:formula="of:=12+27+7+18+17+35+9+47+22+51" office:value-type="float" office:value="245" calcext:value-type="float">
            <text:p>245</text:p>
          </table:table-cell>
          <table:table-cell table:formula="of:=9+55+9+43+11+48+19+92+18+83" office:value-type="float" office:value="387" calcext:value-type="float">
            <text:p>387</text:p>
          </table:table-cell>
          <table:table-cell table:formula="of:=13+38+9+25+17+46+11+63+25+65" office:value-type="float" office:value="312" calcext:value-type="float">
            <text:p>312</text:p>
          </table:table-cell>
          <table:table-cell table:formula="of:=9+9+11+19+18+55+43+48+92+83" office:value-type="float" office:value="387" calcext:value-type="float">
            <text:p>387</text:p>
          </table:table-cell>
          <table:table-cell table:formula="of:=3+0+0+1+1+18+20+21+49+36" office:value-type="float" office:value="149" calcext:value-type="float">
            <text:p>149</text:p>
          </table:table-cell>
          <table:table-cell table:formula="of:=3+4+5+5+10+15+11+15+32+28" office:value-type="float" office:value="128" calcext:value-type="float">
            <text:p>128</text:p>
          </table:table-cell>
          <table:table-cell table:formula="of:=4+4+5+5+11+20+13+17+42+39" office:value-type="float" office:value="160" calcext:value-type="float">
            <text:p>160</text:p>
          </table:table-cell>
        </table:table-row>
        <table:table-row table:style-name="ro4">
          <table:table-cell table:style-name="Default" office:value-type="string" calcext:value-type="string">
            <text:p>accuracy </text:p>
          </table:table-cell>
          <table:table-cell/>
          <table:table-cell table:formula="of:=([.C7]+([.B8]-[.C8]))/([.B4]+[.B5])" office:value-type="float" office:value="0.460857409133271" calcext:value-type="float">
            <text:p>0.460857409133271</text:p>
          </table:table-cell>
          <table:table-cell table:formula="of:=([.D7]+([.B8]-[.D8]))/([.B4]+[.B5])" office:value-type="float" office:value="0.647716682199441" calcext:value-type="float">
            <text:p>0.647716682199441</text:p>
          </table:table-cell>
          <table:table-cell table:formula="of:=([.E7]+([.B8]-[.E8]))/([.B4]+[.B5])" office:value-type="float" office:value="0.644920782851817" calcext:value-type="float">
            <text:p>0.644920782851817</text:p>
          </table:table-cell>
          <table:table-cell table:formula="of:=([.F7]+([.B8]-[.F8]))/([.B4]+[.B5])" office:value-type="float" office:value="0.626281453867661" calcext:value-type="float">
            <text:p>0.626281453867661</text:p>
          </table:table-cell>
          <table:table-cell table:formula="of:=([.G7]+([.B8]-[.G8]))/([.B4]+[.B5])" office:value-type="float" office:value="0.644454799627213" calcext:value-type="float">
            <text:p>0.644454799627213</text:p>
          </table:table-cell>
          <table:table-cell table:formula="of:=([.H7]+([.B8]-[.H8]))/([.B4]+[.B5])" office:value-type="float" office:value="0.632339235787512" calcext:value-type="float">
            <text:p>0.632339235787512</text:p>
          </table:table-cell>
          <table:table-cell table:formula="of:=([.I7]+([.B8]-[.I8]))/([.B4]+[.B5])" office:value-type="float" office:value="0.65237651444548" calcext:value-type="float">
            <text:p>0.65237651444548</text:p>
          </table:table-cell>
          <table:table-cell table:formula="of:=([.J7]+([.B8]-[.J8]))/([.B4]+[.B5])" office:value-type="float" office:value="0.641192917054986" calcext:value-type="float">
            <text:p>0.641192917054986</text:p>
          </table:table-cell>
          <table:table-cell table:formula="of:=([.K7]+([.B8]-[.K8]))/([.B4]+[.B5])" office:value-type="float" office:value="0.64398881640261" calcext:value-type="float">
            <text:p>0.64398881640261</text:p>
          </table:table-cell>
          <table:table-cell table:formula="of:=([.L7]+([.B8]-[.L8]))/([.B4]+[.B5])" office:value-type="float" office:value="0.640726933830382" calcext:value-type="float">
            <text:p>0.640726933830382</text:p>
          </table:table-cell>
          <table:table-cell table:formula="of:=([.M7]+([.B8]-[.M8]))/([.B4]+[.B5])" office:value-type="float" office:value="0.680335507921715" calcext:value-type="float">
            <text:p>0.680335507921715</text:p>
          </table:table-cell>
          <table:table-cell table:formula="of:=([.N7]+([.B8]-[.N8]))/([.B4]+[.B5])" office:value-type="float" office:value="0.662628145386766" calcext:value-type="float">
            <text:p>0.662628145386766</text:p>
          </table:table-cell>
          <table:table-cell table:formula="of:=([.O7]+([.B8]-[.O8]))/([.B4]+[.B5])" office:value-type="float" office:value="0.66542404473439" calcext:value-type="float">
            <text:p>0.66542404473439</text:p>
          </table:table-cell>
        </table:table-row>
        <table:table-row table:style-name="ro5">
          <table:table-cell office:value-type="string" calcext:value-type="string">
            <text:p>noise percentage</text:p>
          </table:table-cell>
          <table:table-cell table:style-name="ce1" table:formula="of:=([.B8]/([.B5]+[.B4]))" office:value-type="float" office:value="0.665890027958993" calcext:value-type="float">
            <text:p>0.665890027958993</text:p>
          </table:table-cell>
          <table:table-cell table:formula="of:=[.C8]/(264+1470)" office:value-type="float" office:value="0.626874279123414" calcext:value-type="float">
            <text:p>0.626874279123414</text:p>
          </table:table-cell>
          <table:table-cell table:formula="of:=[.D8]/([.D5]+[.D4])" office:value-type="float" office:value="0.529061102831595" calcext:value-type="float">
            <text:p>0.529061102831595</text:p>
          </table:table-cell>
          <table:table-cell table:formula="of:=[.E8]/([.E4]+[.E5])" office:value-type="float" office:value="0.546972860125261" calcext:value-type="float">
            <text:p>0.546972860125261</text:p>
          </table:table-cell>
          <table:table-cell table:formula="of:=[.F8]/([.F4]+[.F5])" office:value-type="float" office:value="0.550415183867141" calcext:value-type="float">
            <text:p>0.550415183867141</text:p>
          </table:table-cell>
          <table:table-cell table:formula="of:=[.G8]/([.G4]+[.G5])" office:value-type="float" office:value="0.536741214057508" calcext:value-type="float">
            <text:p>0.536741214057508</text:p>
          </table:table-cell>
          <table:table-cell table:formula="of:=[.H8]/([.H4]+[.H5])" office:value-type="float" office:value="0.6125" calcext:value-type="float">
            <text:p>0.6125</text:p>
          </table:table-cell>
          <table:table-cell table:formula="of:=[.I8]/([.I4]+[.I5])" office:value-type="float" office:value="0.531453362255965" calcext:value-type="float">
            <text:p>0.531453362255965</text:p>
          </table:table-cell>
          <table:table-cell table:formula="of:=[.J8]/([.J4]+[.J5])" office:value-type="float" office:value="0.536754507628294" calcext:value-type="float">
            <text:p>0.536754507628294</text:p>
          </table:table-cell>
          <table:table-cell table:formula="of:=[.K8]/([.K4]+[.K5])" office:value-type="float" office:value="0.540727902946274" calcext:value-type="float">
            <text:p>0.540727902946274</text:p>
          </table:table-cell>
          <table:table-cell table:formula="of:=[.L8]/([.L4]+[.L5])" office:value-type="float" office:value="0.5375" calcext:value-type="float">
            <text:p>0.5375</text:p>
          </table:table-cell>
          <table:table-cell table:formula="of:=[.M8]/([.M4]+[.M5])" office:value-type="float" office:value="0.452887537993921" calcext:value-type="float">
            <text:p>0.452887537993921</text:p>
          </table:table-cell>
          <table:table-cell table:formula="of:=[.N8]/([.N4]+[.N5])" office:value-type="float" office:value="0.514056224899598" calcext:value-type="float">
            <text:p>0.514056224899598</text:p>
          </table:table-cell>
          <table:table-cell table:formula="of:=[.O8]/([.O4]+[.O5])" office:value-type="float" office:value="0.501567398119122" calcext:value-type="float">
            <text:p>0.501567398119122</text:p>
          </table:table-cell>
        </table:table-row>
        <table:table-row table:style-name="ro5">
          <table:table-cell office:value-type="string" calcext:value-type="string">
            <text:p>Precision (good)</text:p>
          </table:table-cell>
          <table:table-cell table:style-name="ce2"/>
          <table:table-cell table:formula="of:=[.C7]/([.C4]+[.C5])" office:value-type="float" office:value="0.373125720876586" calcext:value-type="float">
            <text:p>0.373125720876586</text:p>
          </table:table-cell>
          <table:table-cell table:formula="of:=[.D7]/([.D4]+[.D5])" office:value-type="float" office:value="0.470938897168405" calcext:value-type="float">
            <text:p>0.470938897168405</text:p>
          </table:table-cell>
          <table:table-cell table:formula="of:=[.E7]/([.E4]+[.E5])" office:value-type="float" office:value="0.453027139874739" calcext:value-type="float">
            <text:p>0.453027139874739</text:p>
          </table:table-cell>
          <table:table-cell table:formula="of:=[.F7]/([.F4]+[.F5])" office:value-type="float" office:value="0.449584816132859" calcext:value-type="float">
            <text:p>0.449584816132859</text:p>
          </table:table-cell>
          <table:table-cell table:formula="of:=[.G7]/([.G4]+[.G5])" office:value-type="float" office:value="0.463258785942492" calcext:value-type="float">
            <text:p>0.463258785942492</text:p>
          </table:table-cell>
          <table:table-cell table:formula="of:=[.H7]/([.H4]+[.H5])" office:value-type="float" office:value="0.3875" calcext:value-type="float">
            <text:p>0.3875</text:p>
          </table:table-cell>
          <table:table-cell table:formula="of:=[.I7]/([.I4]+[.I5])" office:value-type="float" office:value="0.468546637744035" calcext:value-type="float">
            <text:p>0.468546637744035</text:p>
          </table:table-cell>
          <table:table-cell table:formula="of:=[.J7]/([.J4]+[.J5])" office:value-type="float" office:value="0.463245492371706" calcext:value-type="float">
            <text:p>0.463245492371706</text:p>
          </table:table-cell>
          <table:table-cell table:formula="of:=[.K7]/([.K4]+[.K5])" office:value-type="float" office:value="0.459272097053726" calcext:value-type="float">
            <text:p>0.459272097053726</text:p>
          </table:table-cell>
          <table:table-cell table:formula="of:=[.L7]/([.L4]+[.L5])" office:value-type="float" office:value="0.4625" calcext:value-type="float">
            <text:p>0.4625</text:p>
          </table:table-cell>
          <table:table-cell table:formula="of:=[.M7]/([.M4]+[.M5])" office:value-type="float" office:value="0.547112462006079" calcext:value-type="float">
            <text:p>0.547112462006079</text:p>
          </table:table-cell>
          <table:table-cell table:formula="of:=[.N7]/([.N4]+[.N5])" office:value-type="float" office:value="0.485943775100402" calcext:value-type="float">
            <text:p>0.485943775100402</text:p>
          </table:table-cell>
          <table:table-cell table:formula="of:=[.O7]/([.O4]+[.O5])" office:value-type="float" office:value="0.498432601880878" calcext:value-type="float">
            <text:p>0.498432601880878</text:p>
          </table:table-cell>
        </table:table-row>
        <table:table-row table:style-name="ro4">
          <table:table-cell office:value-type="string" calcext:value-type="string">
            <text:p>recall(good)</text:p>
          </table:table-cell>
          <table:table-cell table:style-name="ce1"/>
          <table:table-cell table:formula="of:=[.C7]/[.B7]" office:value-type="float" office:value="0.902370990237099" calcext:value-type="float">
            <text:p>0.902370990237099</text:p>
          </table:table-cell>
          <table:table-cell table:formula="of:=[.D7]/[.B7]" office:value-type="float" office:value="0.440725244072524" calcext:value-type="float">
            <text:p>0.440725244072524</text:p>
          </table:table-cell>
          <table:table-cell table:formula="of:=[.E7]/[.B7]" office:value-type="float" office:value="0.302649930264993" calcext:value-type="float">
            <text:p>0.302649930264993</text:p>
          </table:table-cell>
          <table:table-cell table:formula="of:=[.F7]/[.B7]" office:value-type="float" office:value="0.528591352859135" calcext:value-type="float">
            <text:p>0.528591352859135</text:p>
          </table:table-cell>
          <table:table-cell table:formula="of:=[.G7]/[.B7]" office:value-type="float" office:value="0.404463040446304" calcext:value-type="float">
            <text:p>0.404463040446304</text:p>
          </table:table-cell>
          <table:table-cell table:formula="of:=[.H7]/[.B7]" office:value-type="float" office:value="0.172942817294282" calcext:value-type="float">
            <text:p>0.172942817294282</text:p>
          </table:table-cell>
          <table:table-cell table:formula="of:=[.I7]/[.B7]" office:value-type="float" office:value="0.301255230125523" calcext:value-type="float">
            <text:p>0.301255230125523</text:p>
          </table:table-cell>
          <table:table-cell table:formula="of:=[.J7]/[.B7]" office:value-type="float" office:value="0.465829846582985" calcext:value-type="float">
            <text:p>0.465829846582985</text:p>
          </table:table-cell>
          <table:table-cell table:formula="of:=[.K7]/[.B7]" office:value-type="float" office:value="0.369595536959554" calcext:value-type="float">
            <text:p>0.369595536959554</text:p>
          </table:table-cell>
          <table:table-cell table:formula="of:=[.L7]/[.B7]" office:value-type="float" office:value="0.464435146443515" calcext:value-type="float">
            <text:p>0.464435146443515</text:p>
          </table:table-cell>
          <table:table-cell table:formula="of:=[.M7]/[.B7]" office:value-type="float" office:value="0.251046025104602" calcext:value-type="float">
            <text:p>0.251046025104602</text:p>
          </table:table-cell>
          <table:table-cell table:formula="of:=[.N7]/[.B7]" office:value-type="float" office:value="0.168758716875872" calcext:value-type="float">
            <text:p>0.168758716875872</text:p>
          </table:table-cell>
          <table:table-cell table:formula="of:=[.O7]/[.B7]" office:value-type="float" office:value="0.221757322175732" calcext:value-type="float">
            <text:p>0.221757322175732</text:p>
          </table:table-cell>
        </table:table-row>
        <table:table-row table:style-name="ro5">
          <table:table-cell office:value-type="string" calcext:value-type="string">
            <text:p>F1 score(good)</text:p>
          </table:table-cell>
          <table:table-cell table:style-name="ce1"/>
          <table:table-cell table:formula="of:=(2*[.C11]*[.C12])/([.C11]+[.C12])" office:value-type="float" office:value="0.527947776417789" calcext:value-type="float">
            <text:p>0.527947776417789</text:p>
          </table:table-cell>
          <table:table-cell table:formula="of:=(2*[.D11]*[.D12])/([.D11]+[.D12])" office:value-type="float" office:value="0.455331412103746" calcext:value-type="float">
            <text:p>0.455331412103746</text:p>
          </table:table-cell>
          <table:table-cell table:formula="of:=(2*[.E11]*[.E12])/([.E11]+[.E12])" office:value-type="float" office:value="0.362876254180602" calcext:value-type="float">
            <text:p>0.362876254180602</text:p>
          </table:table-cell>
          <table:table-cell table:formula="of:=(2*[.F11]*[.F12])/([.F11]+[.F12])" office:value-type="float" office:value="0.485897435897436" calcext:value-type="float">
            <text:p>0.485897435897436</text:p>
          </table:table-cell>
          <table:table-cell table:formula="of:=(2*[.G11]*[.G12])/([.G11]+[.G12])" office:value-type="float" office:value="0.43186895011169" calcext:value-type="float">
            <text:p>0.43186895011169</text:p>
          </table:table-cell>
          <table:table-cell table:formula="of:=(2*[.H11]*[.H12])/([.H11]+[.H12])" office:value-type="float" office:value="0.239151398264224" calcext:value-type="float">
            <text:p>0.239151398264224</text:p>
          </table:table-cell>
          <table:table-cell table:formula="of:=(2*[.I11]*[.I12])/([.I11]+[.I12])" office:value-type="float" office:value="0.366723259762309" calcext:value-type="float">
            <text:p>0.366723259762309</text:p>
          </table:table-cell>
          <table:table-cell table:formula="of:=(2*[.J11]*[.J12])/([.J11]+[.J12])" office:value-type="float" office:value="0.464534075104312" calcext:value-type="float">
            <text:p>0.464534075104312</text:p>
          </table:table-cell>
          <table:table-cell table:formula="of:=(2*[.K11]*[.K12])/([.K11]+[.K12])" office:value-type="float" office:value="0.409582689335394" calcext:value-type="float">
            <text:p>0.409582689335394</text:p>
          </table:table-cell>
          <table:table-cell table:formula="of:=(2*[.L11]*[.L12])/([.L11]+[.L12])" office:value-type="float" office:value="0.463465553235908" calcext:value-type="float">
            <text:p>0.463465553235908</text:p>
          </table:table-cell>
          <table:table-cell table:formula="of:=(2*[.M11]*[.M12])/([.M11]+[.M12])" office:value-type="float" office:value="0.344168260038241" calcext:value-type="float">
            <text:p>0.344168260038241</text:p>
          </table:table-cell>
          <table:table-cell table:formula="of:=(2*[.N11]*[.N12])/([.N11]+[.N12])" office:value-type="float" office:value="0.250517598343685" calcext:value-type="float">
            <text:p>0.250517598343685</text:p>
          </table:table-cell>
          <table:table-cell table:formula="of:=(2*[.O11]*[.O12])/([.O11]+[.O12])" office:value-type="float" office:value="0.306949806949807" calcext:value-type="float">
            <text:p>0.306949806949807</text:p>
          </table:table-cell>
        </table:table-row>
        <table:table-row table:style-name="ro5">
          <table:table-cell office:value-type="string" calcext:value-type="string">
            <text:p>Precision (bad)</text:p>
          </table:table-cell>
          <table:table-cell table:style-name="ce1"/>
          <table:table-cell table:formula="of:=([.B8]-[.C8])/(([.B5]+[.B4])-([.C4]+[.C5]))" office:value-type="float" office:value="0.830097087378641" calcext:value-type="float">
            <text:p>0.830097087378641</text:p>
          </table:table-cell>
          <table:table-cell table:formula="of:=([.B8]-[.D8])/(([.B5]+[.B4])-([.D4]+[.D5]))" office:value-type="float" office:value="0.728135593220339" calcext:value-type="float">
            <text:p>0.728135593220339</text:p>
          </table:table-cell>
          <table:table-cell table:formula="of:=([.B8]-[.E8])/(([.B5]+[.B4])-([.E4]+[.E5]))" office:value-type="float" office:value="0.7000599880024" calcext:value-type="float">
            <text:p>0.7000599880024</text:p>
          </table:table-cell>
          <table:table-cell table:formula="of:=([.B8]-[.F8])/(([.B5]+[.B4])-([.F4]+[.F5]))" office:value-type="float" office:value="0.740598618572525" calcext:value-type="float">
            <text:p>0.740598618572525</text:p>
          </table:table-cell>
          <table:table-cell table:formula="of:=([.B8]-[.G8])/(([.B5]+[.B4])-([.G4]+[.G5]))" office:value-type="float" office:value="0.719078947368421" calcext:value-type="float">
            <text:p>0.719078947368421</text:p>
          </table:table-cell>
          <table:table-cell table:formula="of:=([.B8]-[.H8])/(([.B5]+[.B4])-([.H4]+[.H5]))" office:value-type="float" office:value="0.675246440306681" calcext:value-type="float">
            <text:p>0.675246440306681</text:p>
          </table:table-cell>
          <table:table-cell table:formula="of:=([.B8]-[.I8])/(([.B5]+[.B4])-([.I4]+[.I5]))" office:value-type="float" office:value="0.702670623145401" calcext:value-type="float">
            <text:p>0.702670623145401</text:p>
          </table:table-cell>
          <table:table-cell table:formula="of:=([.B8]-[.J8])/(([.B5]+[.B4])-([.J4]+[.J5]))" office:value-type="float" office:value="0.731228070175439" calcext:value-type="float">
            <text:p>0.731228070175439</text:p>
          </table:table-cell>
          <table:table-cell table:formula="of:=([.B8]-[.K8])/(([.B5]+[.B4])-([.K4]+[.K5]))" office:value-type="float" office:value="0.711918419375398" calcext:value-type="float">
            <text:p>0.711918419375398</text:p>
          </table:table-cell>
          <table:table-cell table:formula="of:=([.B8]-[.L8])/(([.B5]+[.B4])-([.L4]+[.L5]))" office:value-type="float" office:value="0.730715287517532" calcext:value-type="float">
            <text:p>0.730715287517532</text:p>
          </table:table-cell>
          <table:table-cell table:formula="of:=([.B8]-[.M8])/(([.B5]+[.B4])-([.M4]+[.M5]))" office:value-type="float" office:value="0.704457897633462" calcext:value-type="float">
            <text:p>0.704457897633462</text:p>
          </table:table-cell>
          <table:table-cell table:formula="of:=([.B8]-[.N8])/(([.B5]+[.B4])-([.N4]+[.N5]))" office:value-type="float" office:value="0.685819715340011" calcext:value-type="float">
            <text:p>0.685819715340011</text:p>
          </table:table-cell>
          <table:table-cell table:formula="of:=([.B8]-[.O8])/(([.B5]+[.B4])-([.O4]+[.O5]))" office:value-type="float" office:value="0.694581280788177" calcext:value-type="float">
            <text:p>0.694581280788177</text:p>
          </table:table-cell>
        </table:table-row>
        <table:table-row table:style-name="ro4">
          <table:table-cell office:value-type="string" calcext:value-type="string">
            <text:p>recall(bad)</text:p>
          </table:table-cell>
          <table:table-cell table:style-name="ce1"/>
          <table:table-cell table:formula="of:=([.B8]-[.C8])/[.B8]" office:value-type="float" office:value="0.239328201539538" calcext:value-type="float">
            <text:p>0.239328201539538</text:p>
          </table:table-cell>
          <table:table-cell table:formula="of:=([.B8]-[.D8])/[.B8]" office:value-type="float" office:value="0.751574527641708" calcext:value-type="float">
            <text:p>0.751574527641708</text:p>
          </table:table-cell>
          <table:table-cell table:formula="of:=([.B8]-[.E8])/[.B8]" office:value-type="float" office:value="0.81665500349895" calcext:value-type="float">
            <text:p>0.81665500349895</text:p>
          </table:table-cell>
          <table:table-cell table:formula="of:=([.B8]-[.F8])/[.B8]" office:value-type="float" office:value="0.675297410776767" calcext:value-type="float">
            <text:p>0.675297410776767</text:p>
          </table:table-cell>
          <table:table-cell table:formula="of:=([.B8]-[.G8])/[.B8]" office:value-type="float" office:value="0.764870538838349" calcext:value-type="float">
            <text:p>0.764870538838349</text:p>
          </table:table-cell>
          <table:table-cell table:formula="of:=([.B8]-[.H8])/[.B8]" office:value-type="float" office:value="0.862841147655703" calcext:value-type="float">
            <text:p>0.862841147655703</text:p>
          </table:table-cell>
          <table:table-cell table:formula="of:=([.B8]-[.I8])/[.B8]" office:value-type="float" office:value="0.828551434569629" calcext:value-type="float">
            <text:p>0.828551434569629</text:p>
          </table:table-cell>
          <table:table-cell table:formula="of:=([.B8]-[.J8])/[.B8]" office:value-type="float" office:value="0.729181245626312" calcext:value-type="float">
            <text:p>0.729181245626312</text:p>
          </table:table-cell>
          <table:table-cell table:formula="of:=([.B8]-[.K8])/[.B8]" office:value-type="float" office:value="0.781665500349895" calcext:value-type="float">
            <text:p>0.781665500349895</text:p>
          </table:table-cell>
          <table:table-cell table:formula="of:=([.B8]-[.L8])/[.B8]" office:value-type="float" office:value="0.729181245626312" calcext:value-type="float">
            <text:p>0.729181245626312</text:p>
          </table:table-cell>
          <table:table-cell table:formula="of:=([.B8]-[.M8])/[.B8]" office:value-type="float" office:value="0.895731280615815" calcext:value-type="float">
            <text:p>0.895731280615815</text:p>
          </table:table-cell>
          <table:table-cell table:formula="of:=([.B8]-[.N8])/[.B8]" office:value-type="float" office:value="0.910426871938418" calcext:value-type="float">
            <text:p>0.910426871938418</text:p>
          </table:table-cell>
          <table:table-cell table:formula="of:=([.B8]-[.O8])/[.B8]" office:value-type="float" office:value="0.888033589923023" calcext:value-type="float">
            <text:p>0.888033589923023</text:p>
          </table:table-cell>
        </table:table-row>
        <table:table-row table:style-name="ro5">
          <table:table-cell office:value-type="string" calcext:value-type="string">
            <text:p>F1 score(bad)</text:p>
          </table:table-cell>
          <table:table-cell table:style-name="ce1"/>
          <table:table-cell table:formula="of:=(2*[.C14]*[.C15])/([.C14]+[.C15])" office:value-type="float" office:value="0.371537208039109" calcext:value-type="float">
            <text:p>0.371537208039109</text:p>
          </table:table-cell>
          <table:table-cell table:formula="of:=(2*[.D14]*[.D15])/([.D14]+[.D15])" office:value-type="float" office:value="0.739669421487603" calcext:value-type="float">
            <text:p>0.739669421487603</text:p>
          </table:table-cell>
          <table:table-cell table:formula="of:=(2*[.E14]*[.E15])/([.E14]+[.E15])" office:value-type="float" office:value="0.753875968992248" calcext:value-type="float">
            <text:p>0.753875968992248</text:p>
          </table:table-cell>
          <table:table-cell table:formula="of:=(2*[.F14]*[.F15])/([.F14]+[.F15])" office:value-type="float" office:value="0.706442166910688" calcext:value-type="float">
            <text:p>0.706442166910688</text:p>
          </table:table-cell>
          <table:table-cell table:formula="of:=(2*[.G14]*[.G15])/([.G14]+[.G15])" office:value-type="float" office:value="0.741268226517464" calcext:value-type="float">
            <text:p>0.741268226517464</text:p>
          </table:table-cell>
          <table:table-cell table:formula="of:=(2*[.H14]*[.H15])/([.H14]+[.H15])" office:value-type="float" office:value="0.757603686635945" calcext:value-type="float">
            <text:p>0.757603686635945</text:p>
          </table:table-cell>
          <table:table-cell table:formula="of:=(2*[.I14]*[.I15])/([.I14]+[.I15])" office:value-type="float" office:value="0.76043673731535" calcext:value-type="float">
            <text:p>0.76043673731535</text:p>
          </table:table-cell>
          <table:table-cell table:formula="of:=(2*[.J14]*[.J15])/([.J14]+[.J15])" office:value-type="float" office:value="0.7302032235459" calcext:value-type="float">
            <text:p>0.7302032235459</text:p>
          </table:table-cell>
          <table:table-cell table:formula="of:=(2*[.K14]*[.K15])/([.K14]+[.K15])" office:value-type="float" office:value="0.745163442294863" calcext:value-type="float">
            <text:p>0.745163442294863</text:p>
          </table:table-cell>
          <table:table-cell table:formula="of:=(2*[.L14]*[.L15])/([.L14]+[.L15])" office:value-type="float" office:value="0.729947460595447" calcext:value-type="float">
            <text:p>0.729947460595447</text:p>
          </table:table-cell>
          <table:table-cell table:formula="of:=(2*[.M14]*[.M15])/([.M14]+[.M15])" office:value-type="float" office:value="0.788662969808996" calcext:value-type="float">
            <text:p>0.788662969808996</text:p>
          </table:table-cell>
          <table:table-cell table:formula="of:=(2*[.N14]*[.N15])/([.N14]+[.N15])" office:value-type="float" office:value="0.782321106434155" calcext:value-type="float">
            <text:p>0.782321106434155</text:p>
          </table:table-cell>
          <table:table-cell table:formula="of:=(2*[.O14]*[.O15])/([.O14]+[.O15])" office:value-type="float" office:value="0.77948402948403" calcext:value-type="float">
            <text:p>0.77948402948403</text:p>
          </table:table-cell>
        </table:table-row>
        <table:table-row table:style-name="ro6">
          <table:table-cell office:value-type="string" calcext:value-type="string">
            <text:p>LDA topic separation for a =3</text:p>
          </table:table-cell>
          <table:table-cell table:style-name="ce1"/>
          <table:table-cell table:number-columns-repeated="3" table:style-name="ce1" office:value-type="string" calcext:value-type="string">
            <text:p>The separation is large, but many of the words show up in all 3 topics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LDA topic separation for a=4 </text:p>
          </table:table-cell>
          <table:table-cell table:style-name="ce1"/>
          <table:table-cell table:style-name="ce1" office:value-type="string" calcext:value-type="string">
            <text:p>Some of the separation is large, however two of the topics have a bit of overlap</text:p>
          </table:table-cell>
          <table:table-cell table:style-name="ce1" office:value-type="string" calcext:value-type="string">
            <text:p>The separation is large, but many of the words show up in all 4 topics</text:p>
          </table:table-cell>
          <table:table-cell table:style-name="ce1" office:value-type="string" calcext:value-type="string">
            <text:p>The separation is medium, but many of the words show up in all 4 topics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LDA topic separation for a= 5 </text:p>
          </table:table-cell>
          <table:table-cell table:style-name="ce1"/>
          <table:table-cell table:style-name="ce1" office:value-type="string" calcext:value-type="string">
            <text:p>The separation is not that good</text:p>
          </table:table-cell>
          <table:table-cell table:style-name="ce1" office:value-type="string" calcext:value-type="string">
            <text:p>The separation is large, but many of the words show up in all 5 topics</text:p>
          </table:table-cell>
          <table:table-cell table:style-name="ce1" office:value-type="string" calcext:value-type="string">
            <text:p>The separation is not that good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LDA topic separation for a=6</text:p>
          </table:table-cell>
          <table:table-cell table:style-name="ce1"/>
          <table:table-cell office:value-type="string" calcext:value-type="string">
            <text:p>n/a</text:p>
          </table:table-cell>
          <table:table-cell table:style-name="ce1" office:value-type="string" calcext:value-type="string">
            <text:p>The separation is medium, but many of the words show up in all 6 topics</text:p>
          </table:table-cell>
          <table:table-cell office:value-type="string" calcext:value-type="string">
            <text:p>n/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LDA topic separation for a= 7</text:p>
          </table:table-cell>
          <table:table-cell table:style-name="ce1"/>
          <table:table-cell office:value-type="string" calcext:value-type="string">
            <text:p>n/a</text:p>
          </table:table-cell>
          <table:table-cell table:style-name="ce1" office:value-type="string" calcext:value-type="string">
            <text:p>The separation is small, but many of the words show up in all 7 topics</text:p>
          </table:table-cell>
          <table:table-cell office:value-type="string" calcext:value-type="string">
            <text:p>n/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reason for good or bad separation at a=3</text:p>
          </table:table-cell>
          <table:table-cell table:style-name="ce1"/>
          <table:table-cell table:number-columns-repeated="13"/>
        </table:table-row>
        <table:table-row table:style-name="ro7">
          <table:table-cell office:value-type="string" calcext:value-type="string">
            <text:p>reason for good or bad separation at a=4</text:p>
          </table:table-cell>
          <table:table-cell table:style-name="ce1"/>
          <table:table-cell table:number-columns-repeated="13"/>
        </table:table-row>
        <table:table-row table:style-name="ro7">
          <table:table-cell office:value-type="string" calcext:value-type="string">
            <text:p>reason for good or bad separation at a=5</text:p>
          </table:table-cell>
          <table:table-cell table:style-name="ce1"/>
          <table:table-cell table:number-columns-repeated="13"/>
        </table:table-row>
        <table:table-row table:style-name="ro7">
          <table:table-cell office:value-type="string" calcext:value-type="string">
            <text:p>reason for good or bad separation at a=6</text:p>
          </table:table-cell>
          <table:table-cell table:style-name="ce1"/>
          <table:table-cell table:number-columns-repeated="13"/>
        </table:table-row>
        <table:table-row table:style-name="ro7">
          <table:table-cell office:value-type="string" calcext:value-type="string">
            <text:p>reason for good or bad separation at a=7</text:p>
          </table:table-cell>
          <table:table-cell table:style-name="ce1"/>
          <table:table-cell table:number-columns-repeated="13"/>
        </table:table-row>
        <table:table-row table:style-name="ro4" table:number-rows-repeated="1048549">
          <table:table-cell table:number-columns-repeated="15"/>
        </table:table-row>
        <table:table-row table:style-name="ro4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14:03:09.3985853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1T17:51:03.838502990</meta:creation-date>
    <dc:date>2016-10-10T00:53:41.976505569</dc:date>
    <meta:editing-duration>PT3H21M28S</meta:editing-duration>
    <meta:editing-cycles>9</meta:editing-cycles>
    <meta:generator>LibreOffice/5.2.0.4$Linux_X86_64 LibreOffice_project/066b007f5ebcc236395c7d282ba488bca6720265</meta:generator>
    <meta:document-statistic meta:table-count="1" meta:cell-count="228" meta:object-count="0"/>
  </office:meta>
</office:document-meta>
</file>